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3">FATTURA</text:span><text:span text:style-name="T17"><text:placeholder text:placeholder-type="text">&lt;if test="o.state =='proforma2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state =='draft'"&gt;</text:placeholder></text:span><text:span text:style-name="T17"> </text:span><text:span text:style-name="T19">in BOZZA</text:span><text:span text:style-name="T17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5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1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oft-page-break/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6"><text:placeholder text:placeholder-type="text">&lt;if test="o.fiscal_position and o.fiscal_position.is_tax_exemption"&gt;</text:placeholder></text:p>
      <text:p text:style-name="P57"/>
      <text:p text:style-name="P58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58"/>
      <text:p text:style-name="P5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6pt" style:font-size-asian="5.25pt" style:font-size-complex="6pt"/>
    </style:style>
    <style:style style:name="MP33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5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20"><text:placeholder text:placeholder-type="text">&lt;for each="line in invoice_move_lines(o.move_id)"&gt;</text:placeholder></text:p>
              <text:p text:style-name="MP31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0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2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3"/>
              <text:p text:style-name="MP34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5"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09:53:32.005000000</dc:date>
    <meta:editing-duration>P1DT4H49M40S</meta:editing-duration>
    <meta:editing-cycles>194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54" meta:character-count="3457" meta:non-whitespace-character-count="3164"/>
  </office:meta>
</office:document-meta>
</file>